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style:contextual-spacing="false"/>
      <style:text-properties officeooo:paragraph-rsid="0001d518"/>
    </style:style>
    <style:style style:name="P4" style:family="paragraph" style:parent-style-name="Standard">
      <style:paragraph-properties fo:margin-top="0in" fo:margin-bottom="0in" style:contextual-spacing="false"/>
      <style:text-properties style:text-underline-style="solid" style:text-underline-width="auto" style:text-underline-color="font-color" fo:font-weight="bold" officeooo:rsid="0001d518" officeooo:paragraph-rsid="0001d518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itle">
      <style:text-properties fo:font-weight="bold" style:font-weight-asian="bold" style:font-weight-complex="bold"/>
    </style:style>
    <style:style style:name="P7" style:family="paragraph" style:parent-style-name="Subtitle">
      <style:paragraph-properties fo:text-align="end" style:justify-single-word="false"/>
    </style:style>
    <style:style style:name="P8" style:family="paragraph" style:parent-style-name="Subtitle">
      <style:paragraph-properties fo:text-align="end" style:justify-single-word="false"/>
      <style:text-properties fo:color="#000000" fo:font-weight="bold" style:font-weight-asian="bold" style:font-weight-complex="bold"/>
    </style:style>
    <style:style style:name="P9" style:family="paragraph" style:parent-style-name="Standard">
      <style:text-properties officeooo:paragraph-rsid="00057fd4"/>
    </style:style>
    <style:style style:name="P10" style:family="paragraph" style:parent-style-name="Standard" style:list-style-name="WWNum2">
      <style:paragraph-properties fo:margin-left="0.5in" fo:margin-right="0in" fo:margin-top="0in" fo:margin-bottom="0in" style:contextual-spacing="tru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style:contextual-spacing="true" fo:text-indent="-0.25in" style:auto-text-indent="false"/>
      <style:text-properties fo:font-weight="bold" style:font-weight-asian="bold"/>
    </style:style>
    <style:style style:name="P12" style:family="paragraph" style:parent-style-name="Standard" style:list-style-name="WWNum3">
      <style:paragraph-properties fo:margin-left="0.5in" fo:margin-right="0in" fo:margin-top="0in" fo:margin-bottom="0in" style:contextual-spacing="true" fo:text-indent="-0.25in" style:auto-text-indent="false"/>
      <style:text-properties fo:font-weight="bold" officeooo:paragraph-rsid="0004b873" style:font-weight-asian="bold"/>
    </style:style>
    <style:style style:name="P13" style:family="paragraph" style:parent-style-name="Standard" style:list-style-name="WWNum4">
      <style:paragraph-properties fo:margin-left="0.5in" fo:margin-right="0in" fo:margin-top="0in" fo:margin-bottom="0in" style:contextual-spacing="true" fo:text-indent="-0.25in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.5in" fo:margin-right="0in" fo:margin-top="0in" fo:margin-bottom="0in" style:contextual-spacing="true" fo:text-indent="-0.25in" style:auto-text-indent="false"/>
      <style:text-properties fo:font-weight="bold" officeooo:paragraph-rsid="0004b873" style:font-weight-asian="bold"/>
    </style:style>
    <style:style style:name="P15" style:family="paragraph" style:parent-style-name="Standard">
      <style:paragraph-properties fo:margin-left="0.5in" fo:margin-right="0in" fo:margin-top="0in" fo:margin-bottom="0in" style:contextual-spacing="true" fo:text-align="start" style:justify-single-word="false" fo:text-indent="-0.25in" style:auto-text-indent="false"/>
      <style:text-properties fo:font-weight="bold" officeooo:paragraph-rsid="0004b873" style:font-weight-asian="bold"/>
    </style:style>
    <style:style style:name="P16" style:family="paragraph" style:parent-style-name="Standard" style:list-style-name="WWNum1">
      <style:paragraph-properties fo:margin-left="0.5in" fo:margin-right="0in" fo:margin-top="0in" fo:margin-bottom="0in" style:contextual-spacing="true" fo:text-indent="-0.25in" style:auto-text-indent="false"/>
    </style:style>
    <style:style style:name="P17" style:family="paragraph" style:parent-style-name="Standard">
      <style:paragraph-properties fo:margin-left="0.5in" fo:margin-right="0in" fo:margin-top="0in" fo:margin-bottom="0in" style:contextual-spacing="true" fo:text-align="start" style:justify-single-word="false" fo:text-indent="-0.25in" style:auto-text-indent="false"/>
      <style:text-properties fo:font-weight="normal" officeooo:rsid="0004b873" officeooo:paragraph-rsid="0004b873" style:font-weight-asian="normal" style:font-weight-complex="normal"/>
    </style:style>
    <style:style style:name="P18" style:family="paragraph" style:parent-style-name="Standard">
      <style:paragraph-properties fo:margin-left="0.5in" fo:margin-right="0in" fo:margin-top="0in" fo:margin-bottom="0in" style:contextual-spacing="true" fo:text-indent="-0.25in" style:auto-text-indent="false"/>
      <style:text-properties fo:font-size="16pt" fo:font-weight="bold" officeooo:rsid="0004b873" officeooo:paragraph-rsid="0004b873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.5in" fo:margin-right="0in" fo:margin-top="0in" fo:margin-bottom="0in" style:contextual-spacing="true" fo:text-indent="-0.25in" style:auto-text-indent="false"/>
      <style:text-properties fo:font-size="11pt" fo:font-weight="bold" officeooo:rsid="0004b873" officeooo:paragraph-rsid="0004b873" style:font-size-asian="9.60000038146973pt" style:font-weight-asian="bold" style:font-size-complex="11pt" style:font-weight-complex="bold"/>
    </style:style>
    <style:style style:name="P20" style:family="paragraph" style:parent-style-name="Standard" style:list-style-name="WWNum2">
      <style:paragraph-properties fo:margin-left="1in" fo:margin-right="0in" fo:margin-top="0in" fo:margin-bottom="0in" style:contextual-spacing="true" fo:text-indent="-0.25in" style:auto-text-indent="false"/>
    </style:style>
    <style:style style:name="P21" style:family="paragraph" style:parent-style-name="Standard" style:list-style-name="WWNum2">
      <style:paragraph-properties fo:margin-left="1in" fo:margin-right="0in" fo:margin-top="0in" fo:margin-bottom="0in" style:contextual-spacing="true" fo:text-indent="-0.25in" style:auto-text-indent="false"/>
      <style:text-properties officeooo:rsid="0001d518" officeooo:paragraph-rsid="0001d518"/>
    </style:style>
    <style:style style:name="P22" style:family="paragraph" style:parent-style-name="Standard" style:list-style-name="WWNum2">
      <style:paragraph-properties fo:margin-left="0.75in" fo:margin-right="0in" fo:margin-top="0in" fo:margin-bottom="0in" style:contextual-spacing="true" fo:text-indent="0in" style:auto-text-indent="false"/>
      <style:text-properties officeooo:rsid="0001d518" officeooo:paragraph-rsid="0001d518"/>
    </style:style>
    <style:style style:name="P23" style:family="paragraph" style:parent-style-name="Standard" style:list-style-name="WWNum1">
      <style:paragraph-properties fo:margin-left="1.5in" fo:margin-right="0in" fo:margin-top="0in" fo:margin-bottom="0in" style:contextual-spacing="true" fo:text-indent="-0.25in" style:auto-text-indent="false"/>
    </style:style>
    <style:style style:name="P24" style:family="paragraph" style:parent-style-name="Standard" style:list-style-name="WWNum1">
      <style:paragraph-properties fo:margin-top="0in" fo:margin-bottom="0in" style:contextual-spacing="true"/>
      <style:text-properties officeooo:rsid="0001d518" officeooo:paragraph-rsid="0001d518"/>
    </style:style>
    <style:style style:name="P25" style:family="paragraph" style:parent-style-name="Standard" style:list-style-name="WWNum1">
      <style:paragraph-properties fo:margin-left="0in" fo:margin-right="0in" fo:margin-top="0in" fo:margin-bottom="0in" style:contextual-spacing="true" fo:text-indent="0in" style:auto-text-indent="false"/>
    </style:style>
    <style:style style:name="P26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officeooo:paragraph-rsid="0004b873" style:font-weight-asian="bold"/>
    </style:style>
    <style:style style:name="P27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weight="bold" officeooo:paragraph-rsid="0004b873" style:font-weight-asian="bold"/>
    </style:style>
    <style:style style:name="P28" style:family="paragraph" style:parent-style-name="Standard" style:list-style-name="WWNum3">
      <style:paragraph-properties fo:margin-left="0.25in" fo:margin-right="0in" fo:margin-top="0in" fo:margin-bottom="0in" style:contextual-spacing="true" fo:text-indent="0in" style:auto-text-indent="false"/>
      <style:text-properties fo:font-weight="bold" officeooo:paragraph-rsid="0004b873" style:font-weight-asian="bold"/>
    </style:style>
    <style:style style:name="P29" style:family="paragraph" style:parent-style-name="Cover_20_-_20_Report_20_Type" style:master-page-name="Standard">
      <style:paragraph-properties fo:margin-left="0.25in" fo:margin-right="0in" fo:margin-top="0in" fo:margin-bottom="0in" style:contextual-spacing="true" fo:text-indent="0in" style:auto-text-indent="false" style:page-number="1"/>
      <style:text-properties fo:font-weight="bold" officeooo:paragraph-rsid="0004b873" style:font-weight-asian="bold"/>
    </style:style>
    <style:style style:name="P30" style:family="paragraph" style:parent-style-name="Cover_20_-_20_Report_20_Type">
      <style:paragraph-properties fo:margin-left="0.25in" fo:margin-right="0in" fo:margin-top="0in" fo:margin-bottom="0in" style:contextual-spacing="true" fo:text-indent="0in" style:auto-text-indent="false"/>
      <style:text-properties fo:font-weight="bold" officeooo:paragraph-rsid="0004b873" style:font-weight-asian="bold"/>
    </style:style>
    <style:style style:name="P31" style:family="paragraph" style:parent-style-name="Cover_20_-_20_Report_20_Type">
      <style:paragraph-properties fo:margin-left="0.25in" fo:margin-right="0in" fo:margin-top="0in" fo:margin-bottom="0in" style:contextual-spacing="true" fo:text-align="end" style:justify-single-word="false" fo:text-indent="0in" style:auto-text-indent="false"/>
      <style:text-properties fo:font-weight="bold" officeooo:paragraph-rsid="0004b873" style:font-weight-asian="bold"/>
    </style:style>
    <style:style style:name="P32" style:family="paragraph" style:parent-style-name="Frame_20_contents">
      <style:paragraph-properties fo:text-align="end" style:justify-single-word="false"/>
      <style:text-properties fo:font-weight="bold" officeooo:rsid="0004b873" officeooo:paragraph-rsid="0004b873" style:font-weight-asian="bold" style:font-weight-complex="bold"/>
    </style:style>
    <style:style style:name="P33" style:family="paragraph" style:parent-style-name="Footer">
      <style:paragraph-properties fo:margin-left="0in" fo:margin-right="0.25in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officeooo:paragraph-rsid="00057fd4"/>
    </style:style>
    <style:style style:name="P34" style:family="paragraph" style:parent-style-name="Footer">
      <style:paragraph-properties fo:margin-left="0in" fo:margin-right="0.25in" fo:text-align="end" style:justify-single-word="false" fo:text-indent="0in" style:auto-text-indent="false"/>
      <style:text-properties officeooo:paragraph-rsid="00057fd4"/>
    </style:style>
    <style:style style:name="P3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01d518"/>
    </style:style>
    <style:style style:name="T2" style:family="text">
      <style:text-properties fo:font-size="12pt" fo:font-style="italic" officeooo:rsid="0004b873" style:font-size-asian="12pt" style:font-style-asian="italic" style:font-style-complex="italic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04b873" style:font-size-asian="24pt" style:font-size-complex="24pt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language="en" fo:country="US"/>
    </style:style>
    <style:style style:name="fr1" style:family="graphic" style:parent-style-name="Frame">
      <style:graphic-properties style:vertical-pos="top" style:vertical-rel="page-content" style:horizontal-pos="center" style:horizontal-rel="paragraph" fo:padding="0.0591in" fo:border="none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vertical-pos="top" style:vertical-rel="paragraph-content" style:horizontal-pos="left" style:horizontal-rel="paragraph" fo:padding="0.0591in" fo:border="none"/>
    </style:style>
    <style:style style:name="fr4" style:family="graphic" style:parent-style-name="Frame">
      <style:graphic-properties style:vertical-pos="top" style:vertical-rel="paragraph-content" style:horizontal-pos="from-left" style:horizontal-rel="paragraph" fo:padding="0.0591in" fo:border="none"/>
    </style:style>
    <style:style style:name="gr1" style:family="graphic">
      <style:graphic-properties style:run-through="foreground" style:wrap="none" style:vertical-pos="from-top" style:vertical-rel="page-content" style:horizontal-pos="from-left" style:horizontal-rel="page-content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000000" draw:opacity="100%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005e9d" draw:opacity="100%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009590" draw:opacity="100%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6.5in" style:rel-width="100%" svg:height="0.1819in" style:rel-height="2%" draw:z-index="0">
        <draw:text-box>
          <text:p text:style-name="P31"><text:span text:style-name="Page_20_Number"><text:span text:style-name="T2">Developer Manual</text:span></text:span></text:p>
        </draw:text-box>
      </draw:frame>
      <draw:g text:anchor-type="page" text:anchor-page-number="1" draw:z-index="3" draw:style-name="gr1">
        <draw:g draw:style-name="gr2">
          <draw:polygon draw:style-name="gr3" draw:text-style-name="P35" svg:width="0.0768in" svg:height="0.1106in" svg:x="3.3902in" svg:y="7.8035in" svg:viewBox="0 0 196 282" draw:points="0,0 189,0 189,44 51,44 51,113 182,113 182,159 51,159 51,236 196,236 196,282 0,282">
            <text:p/>
          </draw:polygon>
          <draw:path draw:style-name="gr3" draw:text-style-name="P35" svg:width="0.0689in" svg:height="0.0776in" svg:x="3.4811in" svg:y="7.839in" svg:viewBox="0 0 176 198" svg:d="M176 191h-47v-30c-9 19-27 37-58 37-53 0-71-37-71-76v-122h48v97c0 21 1 56 35 56s46-22 46-49v-104h47z">
            <text:p/>
          </draw:path>
          <draw:path draw:style-name="gr3" draw:text-style-name="P35" svg:width="0.048in" svg:height="0.0776in" svg:x="3.5709in" svg:y="7.8374in" svg:viewBox="0 0 123 198" svg:d="M0 5h48v30c10-21 33-35 58-35 7 0 12 2 17 4v45c-8-1-15-3-24-3-44 0-51 37-51 47v105h-48z">
            <text:p/>
          </draw:path>
          <draw:path draw:style-name="gr3" draw:text-style-name="P35" svg:width="0.0831in" svg:height="0.0795in" svg:x="3.6244in" svg:y="7.8374in" svg:viewBox="0 0 212 203" svg:d="M106 0c58 0 106 41 106 101s-48 102-106 102-106-42-106-102 48-101 106-101zM106 159c35 0 55-28 55-58s-20-59-55-59-57 29-57 59 20 58 57 58z">
            <text:p/>
          </draw:path>
          <draw:path draw:style-name="gr3" draw:text-style-name="P35" svg:width="0.0823in" svg:height="0.1134in" svg:x="3.7209in" svg:y="7.8374in" svg:viewBox="0 0 210 289" svg:d="M0 5h46v29h2c12-23 38-34 65-34 60 0 97 44 97 101s-39 100-95 100c-36 0-57-16-66-30v118h-49zM104 42c-35 0-56 29-56 59s21 58 56 58 57-28 57-58-22-59-57-59z">
            <text:p/>
          </draw:path>
          <draw:path draw:style-name="gr3" draw:text-style-name="P35" svg:width="0.0776in" svg:height="0.0795in" svg:x="3.8138in" svg:y="7.8374in" svg:viewBox="0 0 198 203" svg:d="M49 116c2 30 25 46 52 46s40-10 51-26l35 26c-23 29-51 41-83 41-56 0-104-42-104-102s48-101 104-101 94 39 94 104v12zM146 83c0-30-17-46-47-46s-46 16-50 46z">
            <text:p/>
          </draw:path>
          <draw:path draw:style-name="gr3" draw:text-style-name="P35" svg:width="0.0697in" svg:height="0.0795in" svg:x="3.9028in" svg:y="7.8374in" svg:viewBox="0 0 178 203" svg:d="M134 171h-2c-14 20-37 32-61 32-37 0-71-21-71-60 0-60 72-65 122-65h12v-6c0-24-19-35-46-35-19 0-37 7-51 19l-25-24c22-23 52-32 81-32 85 0 85 58 85 86v110h-44zM131 111h-11c-27 0-72 2-72 30 0 16 19 25 35 25 32 0 48-18 48-44z">
            <text:p/>
          </draw:path>
          <draw:path draw:style-name="gr3" draw:text-style-name="P35" svg:width="0.0689in" svg:height="0.0776in" svg:x="3.9882in" svg:y="7.8374in" svg:viewBox="0 0 176 198" svg:d="M0 5h46v30h2c7-17 26-35 58-35 51 0 70 37 70 76v122h-47v-99c0-21-4-57-36-57s-45 25-45 50v106h-48z">
            <text:p/>
          </draw:path>
          <draw:polygon draw:style-name="gr3" draw:text-style-name="P35" svg:width="0.0776in" svg:height="0.1106in" svg:x="4.1264in" svg:y="7.8035in" svg:viewBox="0 0 198 282" draw:points="0,0 189,0 189,44 51,44 51,113 182,113 182,159 51,159 51,236 198,236 198,282 0,282">
            <text:p/>
          </draw:polygon>
          <draw:path draw:style-name="gr3" draw:text-style-name="P35" svg:width="0.0689in" svg:height="0.0776in" svg:x="4.2209in" svg:y="7.8374in" svg:viewBox="0 0 176 198" svg:d="M0 5h46v30c9-17 26-35 60-35 51 0 70 37 70 76v122h-49v-99c0-21-2-57-35-57s-44 25-44 50v106h-48z">
            <text:p/>
          </draw:path>
          <draw:polygon draw:style-name="gr3" draw:text-style-name="P35" svg:width="0.0815in" svg:height="0.0752in" svg:x="4.2972in" svg:y="7.839in" svg:viewBox="0 0 208 192" draw:points="0,0 53,0 104,134 106,134 157,0 208,0 131,192 79,192">
            <text:p/>
          </draw:polygon>
          <draw:path draw:style-name="gr3" draw:text-style-name="P35" svg:width="0.0248in" svg:height="0.1122in" svg:x="4.3866in" svg:y="7.802in" svg:viewBox="0 0 64 286" svg:d="M7 93h48v193h-48zM30 0c18 0 34 12 34 28s-16 28-34 28-30-12-30-28 12-28 30-28z">
            <text:p/>
          </draw:path>
          <draw:path draw:style-name="gr3" draw:text-style-name="P35" svg:width="0.048in" svg:height="0.0776in" svg:x="4.4299in" svg:y="7.8374in" svg:viewBox="0 0 123 198" svg:d="M0 5h48v30c10-21 33-35 58-35 5 0 10 2 17 4v45c-8-1-17-3-24-3-44 0-51 37-51 47v105h-48z">
            <text:p/>
          </draw:path>
          <draw:path draw:style-name="gr3" draw:text-style-name="P35" svg:width="0.0823in" svg:height="0.0795in" svg:x="4.4827in" svg:y="7.8374in" svg:viewBox="0 0 210 203" svg:d="M104 0c60 0 106 41 106 101s-46 102-106 102-104-42-104-102 48-101 104-101zM104 159c35 0 57-28 57-58s-22-59-57-59-56 29-56 59 21 58 56 58z">
            <text:p/>
          </draw:path>
          <draw:path draw:style-name="gr3" draw:text-style-name="P35" svg:width="0.0689in" svg:height="0.0776in" svg:x="4.5799in" svg:y="7.8374in" svg:viewBox="0 0 176 198" svg:d="M0 5h46v30c9-17 26-35 60-35 51 0 70 37 70 76v122h-47v-99c0-21-4-57-37-57s-44 25-44 50v106h-48z">
            <text:p/>
          </draw:path>
          <draw:path draw:style-name="gr3" draw:text-style-name="P35" svg:width="0.1177in" svg:height="0.0776in" svg:x="4.6681in" svg:y="7.8374in" svg:viewBox="0 0 300 198" svg:d="M0 5h46v30h2c7-17 26-35 58-35s51 12 62 35c12-23 33-35 61-35 51 0 71 37 71 83v115h-50v-110c0-24-7-46-35-46s-40 25-40 50v106h-48v-115c0-25-11-41-34-41-33 0-44 25-44 50v106h-49z">
            <text:p/>
          </draw:path>
          <draw:path draw:style-name="gr3" draw:text-style-name="P35" svg:width="0.0768in" svg:height="0.0795in" svg:x="4.8in" svg:y="7.8374in" svg:viewBox="0 0 196 203" svg:d="M49 116c2 30 25 46 50 46s42-10 53-26l35 26c-23 29-51 41-83 41-56 0-104-42-104-102s48-101 104-101 92 39 92 104v12zM146 83c0-30-17-46-47-46s-46 16-50 46z">
            <text:p/>
          </draw:path>
          <draw:path draw:style-name="gr3" draw:text-style-name="P35" svg:width="0.0697in" svg:height="0.0776in" svg:x="4.8937in" svg:y="7.8374in" svg:viewBox="0 0 178 198" svg:d="M0 5h46v30h2c7-17 26-35 58-35 51 0 72 37 72 76v122h-49v-99c0-21-2-57-36-57s-44 25-44 50v106h-49z">
            <text:p/>
          </draw:path>
          <draw:path draw:style-name="gr3" draw:text-style-name="P35" svg:width="0.0559in" svg:height="0.0996in" svg:x="4.9744in" svg:y="7.8165in" svg:viewBox="0 0 143 254" svg:d="M0 97v-41h39v-56h49v56h55v41h-55v83c0 19 5 32 27 32 8 0 19-2 28-6v41c-12 3-28 7-39 7-51 0-65-25-65-71v-86z">
            <text:p/>
          </draw:path>
          <draw:path draw:style-name="gr3" draw:text-style-name="P35" svg:width="0.1142in" svg:height="0.1106in" svg:x="5.0799in" svg:y="7.8035in" svg:viewBox="0 0 291 282" svg:d="M123 0h45l123 282h-60l-26-65h-122l-27 65h-56zM189 173l-46-115-44 115z">
            <text:p/>
          </draw:path>
          <draw:path draw:style-name="gr3" draw:text-style-name="P35" svg:width="0.0823in" svg:height="0.1157in" svg:x="5.1972in" svg:y="7.8374in" svg:viewBox="0 0 210 295" svg:d="M210 5v175c0 69-35 115-109 115-37 0-69-11-97-36l30-39c19 20 38 29 65 29 47 0 62-27 62-64v-14h-2c-13 20-37 28-64 28-56 0-95-44-95-98s35-101 95-101c27 0 53 11 67 34v-29zM49 101c0 30 23 56 57 56s56-25 56-58-21-57-56-57-57 25-57 59z">
            <text:p/>
          </draw:path>
          <draw:path draw:style-name="gr3" draw:text-style-name="P35" svg:width="0.0768in" svg:height="0.0795in" svg:x="5.2929in" svg:y="7.8374in" svg:viewBox="0 0 196 203" svg:d="M48 116c3 30 24 46 51 46s40-10 53-26l33 26c-21 29-51 41-81 41-58 0-104-42-104-102s46-101 104-101 92 39 92 104v12zM146 83c0-30-19-46-49-46s-46 16-49 46z">
            <text:p/>
          </draw:path>
          <draw:path draw:style-name="gr3" draw:text-style-name="P35" svg:width="0.0697in" svg:height="0.0776in" svg:x="5.3827in" svg:y="7.8374in" svg:viewBox="0 0 178 198" svg:d="M0 5h46v30h2c8-17 26-35 60-35 51 0 70 37 70 76v122h-49v-99c0-21-2-57-36-57s-44 25-44 50v106h-49z">
            <text:p/>
          </draw:path>
          <draw:path draw:style-name="gr3" draw:text-style-name="P35" svg:width="0.0685in" svg:height="0.0795in" svg:x="5.4638in" svg:y="7.8374in" svg:viewBox="0 0 175 203" svg:d="M141 64c-12-13-25-22-37-22-35 0-56 29-56 59s21 56 56 56c14 0 28-5 39-16l32 34c-22 19-53 28-71 28-58 0-104-42-104-102s46-101 104-101c25 0 51 9 71 28z">
            <text:p/>
          </draw:path>
          <draw:path draw:style-name="gr3" draw:text-style-name="P35" svg:width="0.0807in" svg:height="0.1134in" svg:x="5.5382in" svg:y="7.839in" svg:viewBox="0 0 206 289" svg:d="M0 0h55l53 132 49-132h49l-91 233c-14 37-30 56-73 56-14 0-24-3-38-7l7-42c7 2 15 5 24 5 25 0 30-10 39-30l9-21z">
            <text:p/>
          </draw:path>
          <draw:g draw:style-name="gr2">
            <draw:g draw:style-name="gr2">
              <draw:path draw:style-name="gr4" draw:text-style-name="P35" svg:width="0.1913in" svg:height="0.2433in" svg:x="5.9618in" svg:y="7.7484in" svg:viewBox="0 0 487 619" svg:d="M487 277c0-92-37-178-102-242-13-14-27-24-41-35l-53 90c56 44 97 108 97 187 0 134-111 243-247 243-32 0-63-7-90-17l-51 86c44 18 92 30 141 30 191 0 346-155 346-342z">
                <text:p/>
              </draw:path>
              <draw:g draw:style-name="gr2">
                <draw:path draw:style-name="gr5" draw:text-style-name="P35" svg:width="0.0803in" svg:height="0.1988in" svg:x="6.0366in" svg:y="7.5752in" svg:viewBox="0 0 205 506" svg:d="M205 97c-2-30-6-60-11-88l-2-9-7 7c-21 19-42 41-62 65-102 131-123 305-123 415v3h4c7 2 12 4 19 6s12 5 19 7l2 3 4-3c91-71 158-242 157-406z">
                  <text:p/>
                </draw:path>
                <draw:path draw:style-name="gr5" draw:text-style-name="P35" svg:width="0.0602in" svg:height="0.2059in" svg:x="5.9646in" svg:y="7.5618in" svg:viewBox="0 0 154 524" svg:d="M35 7l-5-7-4 9c-10 26-19 56-26 86 0 163 0 341 74 425l2 4 3-2c7-2 13-2 20-3s12-2 21-2h2l3-2c51-106 34-286-42-432-14-27-30-53-48-76z">
                  <text:p/>
                </draw:path>
                <draw:path draw:style-name="gr5" draw:text-style-name="P35" svg:width="0.1232in" svg:height="0.1776in" svg:x="5.85in" svg:y="7.6098in" svg:viewBox="0 0 314 452" svg:d="M85 51c-25-17-51-33-76-47l-9-4 2 9c2 30 7 60 14 90 44 160 152 307 257 349l2 4 4-4c5-5 10-9 14-12s12-9 17-11l4-2v-3c0-115-97-270-229-369z">
                  <text:p/>
                </draw:path>
                <draw:path draw:style-name="gr5" draw:text-style-name="P35" svg:width="0.185in" svg:height="0.111in" svg:x="5.7563in" svg:y="7.7091in" svg:viewBox="0 0 471 283" svg:d="M58 81c110 124 270 210 387 201h1l2-3c2-6 5-11 9-16s7-14 10-18l4-3-2-2c-53-104-208-201-370-231-32-5-62-9-90-9h-9l5 7c14 25 32 49 53 74z">
                  <text:p/>
                </draw:path>
                <draw:path draw:style-name="gr5" draw:text-style-name="P35" svg:width="0.2087in" svg:height="0.0528in" svg:x="5.7165in" svg:y="7.8217in" svg:viewBox="0 0 531 135" svg:d="M526 95l1-2v-3c0-7 0-12 0-18s2-14 4-21v-3l-4-2c-93-46-275-46-434-46-29 9-58 19-82 34l-11 3 9 5c25 16 51 30 81 41 153 65 335 70 436 12z">
                  <text:p/>
                </draw:path>
                <draw:path draw:style-name="gr5" draw:text-style-name="P35" svg:width="0.1961in" svg:height="0.0894in" svg:x="5.7382in" svg:y="7.8846in" svg:viewBox="0 0 499 228" svg:d="M496 46l3-4-3-1c-4-6-6-11-9-18s-5-12-7-19v-2l-4-2c-114 0-287 41-409 150-25 21-44 44-62 65l-5 9h9c28 4 58 5 92 4 164-11 331-87 395-182z">
                  <text:p/>
                </draw:path>
                <draw:path draw:style-name="gr5" draw:text-style-name="P35" svg:width="0.1449in" svg:height="0.1606in" svg:x="5.8181in" svg:y="7.9236in" svg:viewBox="0 0 369 409" svg:d="M347 16c-5-4-8-9-14-14l-1-2h-4c-113 30-240 162-302 316-10 28-19 56-24 83l-2 10 9-3c28-9 55-21 83-37 144-83 259-224 273-335l4-4-6-2c-5-3-10-9-16-12z">
                  <text:p/>
                </draw:path>
              </draw:g>
              <draw:path draw:style-name="gr4" draw:text-style-name="P35" svg:width="0.4157in" svg:height="0.5217in" svg:x="5.889in" svg:y="7.6209in" svg:viewBox="0 0 1057 1326" svg:d="M979 704c26-9 51-16 74-25 4-26 4-92 4-100-22-9-46-22-73-29-46-14-111-21-157-23-5-37-1-17-10-54 40-21 97-55 132-88 21-18 39-36 53-55-12-30-28-60-44-90-25 2-48 3-74 9-48 7-108 33-150 53-23-30-11-16-35-43 24-39 59-95 75-141 9-25 14-46 20-69-23-17-44-33-67-49l-159 270c18 12 33 26 49 40 78 78 120 180 120 290s-42 213-120 289-181 120-292 120c-59 0-115-12-166-35l-159 273c25 12 49 23 74 32 16-14 32-32 48-50 31-37 61-95 83-135 35 7 14 5 53 8 5 46 14 112 31 157 9 23 18 48 29 67 3 0 74-1 105-7 9-21 14-45 20-70 9-46 9-113 7-157 35-11 17-4 53-18 26 37 65 92 102 124 18 16 41 31 58 44 32-16 62-34 90-55-3-21-10-46-17-69-15-46-46-104-67-144 24-25 12-11 35-39 42 21 102 51 150 62 26 5 53 10 74 14 21-30 39-60 53-88-13-20-32-39-50-59-33-33-90-70-127-95 13-33 7-14 14-51 46 0 113-4 161-14z">
                <text:p/>
              </draw:path>
            </draw:g>
          </draw:g>
        </draw:g>
      </draw:g>
      <text:p text:style-name="P29"/>
      <text:p text:style-name="P30"/>
      <text:p text:style-name="P30"/>
      <text:p text:style-name="P30"><text:span text:style-name="Page_20_Number"><text:span text:style-name="T2"/></text:span></text:p>
      <text:p text:style-name="P27"><draw:frame draw:style-name="fr2" draw:name="Frame2" text:anchor-type="paragraph" svg:width="5.5272in" draw:z-index="1"><draw:text-box fo:min-height="1.1945in"><text:p text:style-name="P6"><text:span text:style-name="T4">Creation of </text:span><text:span text:style-name="T3"><text:s text:c="2"/>Asynchronous or Scheduled Task</text:span><text:span text:style-name="T4">s</text:span><text:span text:style-name="T3"> in Data Dictionary</text:span></text:p></draw:text-box></draw:frame></text:p>
      <text:p text:style-name="P27"/>
      <text:list xml:id="list1136079774404715634" text:style-name="WWNum3">
        <text:list-header>
          <text:p text:style-name="P28"/>
          <text:p text:style-name="P28"/>
          <text:p text:style-name="P12"/>
          <text:p text:style-name="P12"/>
        </text:list-header>
      </text:list>
      <text:p text:style-name="P14"/>
      <text:p text:style-name="P14"/>
      <text:p text:style-name="P14"/>
      <text:p text:style-name="P14"/>
      <text:p text:style-name="P14"/>
      <text:p text:style-name="P26"/>
      <text:p text:style-name="P14"/>
      <text:p text:style-name="P14"/>
      <text:p text:style-name="P14"/>
      <text:p text:style-name="P14"/>
      <text:p text:style-name="Subtitle"><draw:frame draw:style-name="fr3" draw:name="Frame3" text:anchor-type="paragraph" svg:width="6.3161in" draw:z-index="2"><draw:text-box fo:min-height="0.4063in"><text:p text:style-name="P8">Prepared By </text:p><text:p text:style-name="P7"><text:span text:style-name="T5">Vasilis Skiadas , Eworx SA Athens</text:span> 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76"/></text:p>
      <text:p text:style-name="P14"><draw:frame draw:style-name="fr4" draw:name="Frame4" text:anchor-type="paragraph" svg:x="0.0791in" svg:width="6.3264in" draw:z-index="4"><draw:text-box fo:min-height="0.5146in"><text:p text:style-name="P32">May 2017</text:p><text:p text:style-name="P32">Version 1.0</text:p></draw:text-box></draw:frame></text:p>
      <text:p text:style-name="P14"><text:soft-page-break/></text:p>
      <text:p text:style-name="P18">Introduction</text:p>
      <text:p text:style-name="P19"/>
      <text:p text:style-name="P17">In case you want to register a Task to execute asynchronously or schedule it to execute</text:p>
      <text:p text:style-name="P17">repeatedly , Data Dictionary has well defined mechanisms that are able to provide such</text:p>
      <text:p text:style-name="P17">functionality. The steps to follow in order to utilize the infrastructure of DD are described</text:p>
      <text:p text:style-name="P17">below.</text:p>
      <text:p text:style-name="P15"/>
      <text:p text:style-name="P15"/>
      <text:list xml:id="list141555363295899" text:continue-numbering="true" text:style-name="WWNum3">
        <text:list-header>
          <text:p text:style-name="P12"/>
        </text:list-header>
        <text:list-item>
          <text:p text:style-name="P12">Steps to run a task asynchronously:</text:p>
        </text:list-item>
      </text:list>
      <text:list xml:id="list7121217513200400645" text:style-name="WWNum2">
        <text:list-item>
          <text:p text:style-name="P10">The task must implement the eionet.datadict.infrastructure.asynctasks.asyncTask interface</text:p>
        </text:list-item>
        <text:list-item>
          <text:p text:style-name="P10">The task must also provide a static method which will initialize <text:s/>a Map with the task parameters.(See for example: VocabularyCheckOutTask.createParamsBundle())</text:p>
        </text:list-item>
        <text:list-item>
          <text:p text:style-name="P10">Once the task class is made, it can be loaded in the Spring Managed Bean: eionet.datadict.infrastructure.asynctasks.AsyncTaskManager</text:p>
        </text:list-item>
      </text:list>
      <text:p text:style-name="P1"><text:s text:c="11"/></text:p>
      <text:list xml:id="list141554585129508" text:continue-numbering="true" text:style-name="WWNum2">
        <text:list-item>
          <text:p text:style-name="P10">This service has a method called executeAsync(), which accepts:</text:p>
          <text:list>
            <text:list-item>
              <text:p text:style-name="P20"><text:s/>the task class (for example: VocabularyCheckOutTask.class</text:p>
              <text:p text:style-name="P22">This is needed so that when the job is to be <text:s/>Executed, The mechanism will pick up the class name and create an object out of it</text:p>
            </text:list-item>
            <text:list-item>
              <text:p text:style-name="P20"><text:s/>the task parameters as a Map</text:p>
              <text:p text:style-name="P21"><text:bookmark-start text:name="__DdeLink__66_691614037"/>These parameters will be used to initialize the object created in a)<text:bookmark-end text:name="__DdeLink__66_691614037"/> </text:p>
            </text:list-item>
          </text:list>
        </text:list-item>
        <text:list-item>
          <text:p text:style-name="P10">The task parameters must be inside a Map, and we can at this point call the Task static method which we mentioned above , and which will initialize and return a Map with the Task parameters.</text:p>
        </text:list-item>
      </text:list>
      <text:p text:style-name="P1"/>
      <text:p text:style-name="P2"/>
      <text:list xml:id="list141553924445086" text:continue-list="list141555363295899" text:style-name="WWNum3">
        <text:list-item>
          <text:p text:style-name="P11">Steps to schedule a task </text:p>
        </text:list-item>
      </text:list>
      <text:list xml:id="list9147376620889160677" text:style-name="WWNum1">
        <text:list-item>
          <text:p text:style-name="P16">The task must implement the eionet.datadict.infrastructure.asynctasks.asyncTask interface</text:p>
        </text:list-item>
        <text:list-item>
          <text:p text:style-name="P16">The task must also provide a static method which will initialize a Map with the task parameters.(See for example: VocabularyRdfImportFromUrlTask.createParamsBundle())</text:p>
        </text:list-item>
        <text:list-item>
          <text:p text:style-name="P16">Once the task class is made, it can be loaded in the Spring Managed Bean: eionet.datadict.infrastructure.asynctasks.AsyncTaskManager. This service has a method called scheduleTask(), which accepts:</text:p>
          <text:list>
            <text:list-item>
              <text:list>
                <text:list-item>
                  <text:p text:style-name="P23"><text:s/>the task class (for example: VocabularyRdfImportFromUrlTask.class</text:p>
                </text:list-item>
              </text:list>
              <text:p text:style-name="P24">This is needed so that when the job is to be <text:s/>Executed, The mechanism will pick up the class name and create an object out of it</text:p>
              <text:list text:continue-numbering="true">
                <text:list-item>
                  <text:p text:style-name="P23"><text:s/>the task parameters as a Map</text:p>
                </text:list-item>
              </text:list>
              <text:p text:style-name="P24">These parameters will be used to initialize the object created in a)</text:p>
              <text:list text:continue-numbering="true">
                <text:list-item>
                  <text:p text:style-name="P23">and the interval in minutes.</text:p>
                  <text:p text:style-name="P25"><text:soft-page-break/><text:s text:c="27"/><text:span text:style-name="T1">Interval will be used in the underlying Quarz scheduler to schedule the job.</text:span></text:p>
                </text:list-item>
              </text:list>
            </text:list-item>
          </text:list>
        </text:list-item>
      </text:list>
      <text:p text:style-name="P5"><text:s text:c="5"/>4) <text:s/>The task parameters must be inside a Map, and we can at this point call the Task static method which we mentioned above , and which will initialize and return a Map with the Task parameters.</text:p>
      <text:p text:style-name="P1"/>
      <text:list xml:id="list6499835085536156456" text:style-name="WWNum4">
        <text:list-item>
          <text:p text:style-name="P13">Exception Handling during job Execution</text:p>
        </text:list-item>
      </text:list>
      <text:p text:style-name="P1">The class responsible for listening to Quartz job Execution Events is: eionet.datadict.infrastructure.asynctasks.impl.AsyncJobListener <text:s/>which implements the Quartz Job Listener Interface.</text:p>
      <text:p text:style-name="P1">Notice the jobWasExecuted() method.</text:p>
      <text:p text:style-name="P1">Any job throwing exception during its execution, will be handled by this method’s mechanisms, which will mark the JOB as FAILED, if any exceptions are thrown .</text:p>
      <text:p text:style-name="P3">The exceptions are stored in the Database as AsyncTaskExecutionError objects.</text:p>
      <text:p text:style-name="P3">So if at any time during our Scheduled Job, we need to throw an exception, it is advised to add a message to it, since this message can then be extracted easily and presented to the End user.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over_20_-_20_Report_20_Type" style:display-name="Cover - Report Type" style:family="paragraph" style:parent-style-name="Standard">
      <style:paragraph-properties fo:text-align="end" style:justify-single-word="false"/>
    </style:style>
    <style:style style:name="Quotations" style:family="paragraph" style:parent-style-name="Standard" style:class="html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>
      <style:text-properties style:font-name="Arial1" fo:font-family="Arial" style:font-family-generic="swiss" style:font-pitch="variable"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bullet text:level="2" text:style-name="Zeichenformat" text:bullet-char="">
        <style:list-level-properties text:space-before="0.5in" text:min-label-width="0.25in"/>
        <style:text-properties style:font-name="Wingdings"/>
      </text:list-level-style-bullet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Zeichenformat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Zeichenformat" text:bullet-char="">
        <style:list-level-properties text:space-before="0.75in" text:min-label-width="0.25in"/>
        <style:text-properties style:font-name="Wingdings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officeooo:paragraph-rsid="00057fd4"/>
    </style:style>
    <style:style style:name="MP2" style:family="paragraph" style:parent-style-name="Footer">
      <style:paragraph-properties fo:margin-left="0in" fo:margin-right="0.25in" fo:text-align="end" style:justify-single-word="false" fo:text-indent="0in" style:auto-text-indent="false"/>
      <style:text-properties officeooo:paragraph-rsid="00057fd4"/>
    </style:style>
    <style:style style:name="MP3" style:family="paragraph" style:parent-style-name="Standard">
      <style:text-properties officeooo:paragraph-rsid="00057fd4"/>
    </style:style>
    <style:style style:name="MT1" style:family="text">
      <style:text-properties fo:language="en" fo:country="US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tab/><text:tab/><text:span text:style-name="MT1">Page </text:span><text:span text:style-name="MT1"><text:page-number text:select-page="current">3</text:page-number></text:span><text:span text:style-name="MT1"> of </text:span><text:span text:style-name="MT1"><text:page-count style:num-format="1">3</text:page-count></text:span><text:tab/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5-10T14:15:51.440377205</dc:date>
    <meta:editing-duration>PT28M38S</meta:editing-duration>
    <meta:editing-cycles>4</meta:editing-cycles>
    <meta:document-statistic meta:table-count="0" meta:image-count="0" meta:object-count="0" meta:page-count="3" meta:paragraph-count="46" meta:word-count="506" meta:character-count="3305" meta:non-whitespace-character-count="2722"/>
  </office:meta>
</office:document-meta>
</file>